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lwgTypewriter" svg:font-family="TlwgTypewrite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1732"/>
    </style:style>
    <style:style style:name="P2" style:family="paragraph" style:parent-style-name="Standard">
      <style:text-properties style:font-name="TlwgTypewriter" officeooo:rsid="0016580a" officeooo:paragraph-rsid="0016580a"/>
    </style:style>
    <style:style style:name="P3" style:family="paragraph" style:parent-style-name="Table_20_Heading">
      <style:text-properties officeooo:paragraph-rsid="0018b4e2"/>
    </style:style>
    <style:style style:name="P4" style:family="paragraph" style:parent-style-name="Text_20_body">
      <style:text-properties officeooo:paragraph-rsid="0018b4e2"/>
    </style:style>
    <style:style style:name="P5" style:family="paragraph" style:parent-style-name="Text_20_body">
      <style:text-properties officeooo:paragraph-rsid="001ca123"/>
    </style:style>
    <style:style style:name="P6" style:family="paragraph" style:parent-style-name="Heading_20_1">
      <style:text-properties officeooo:rsid="001550c4" officeooo:paragraph-rsid="001550c4"/>
    </style:style>
    <style:style style:name="P7" style:family="paragraph" style:parent-style-name="Heading_20_2">
      <style:text-properties officeooo:rsid="0016580a" officeooo:paragraph-rsid="0016580a"/>
    </style:style>
    <style:style style:name="P8" style:family="paragraph" style:parent-style-name="Heading_20_2">
      <style:text-properties officeooo:paragraph-rsid="001bc996"/>
    </style:style>
    <style:style style:name="P9" style:family="paragraph" style:parent-style-name="Table_20_Contents">
      <style:text-properties officeooo:paragraph-rsid="0018b4e2"/>
    </style:style>
    <style:style style:name="P10" style:family="paragraph" style:parent-style-name="Table_20_Contents">
      <style:text-properties officeooo:paragraph-rsid="001a7085"/>
    </style:style>
    <style:style style:name="P11" style:family="paragraph" style:parent-style-name="Table_20_Contents">
      <style:text-properties officeooo:paragraph-rsid="001e09a4"/>
    </style:style>
    <style:style style:name="T1" style:family="text">
      <style:text-properties officeooo:rsid="00141732"/>
    </style:style>
    <style:style style:name="T2" style:family="text">
      <style:text-properties officeooo:rsid="0015595a"/>
    </style:style>
    <style:style style:name="T3" style:family="text">
      <style:text-properties officeooo:rsid="001693ae"/>
    </style:style>
    <style:style style:name="T4" style:family="text">
      <style:text-properties fo:font-style="italic" officeooo:rsid="001693ae" style:font-style-asian="italic" style:font-style-complex="italic"/>
    </style:style>
    <style:style style:name="T5" style:family="text">
      <style:text-properties fo:font-style="normal" officeooo:rsid="001693ae" style:font-style-asian="normal" style:font-style-complex="normal"/>
    </style:style>
    <style:style style:name="T6" style:family="text">
      <style:text-properties fo:font-style="normal" officeooo:rsid="0018b4e2" style:font-style-asian="normal" style:font-style-complex="normal"/>
    </style:style>
    <style:style style:name="T7" style:family="text">
      <style:text-properties fo:font-style="normal" officeooo:rsid="001ca123" style:font-style-asian="normal" style:font-style-complex="normal"/>
    </style:style>
    <style:style style:name="T8" style:family="text">
      <style:text-properties officeooo:rsid="0018b4e2"/>
    </style:style>
    <style:style style:name="T9" style:family="text">
      <style:text-properties officeooo:rsid="0019a763"/>
    </style:style>
    <style:style style:name="T10" style:family="text">
      <style:text-properties officeooo:rsid="001a7085"/>
    </style:style>
    <style:style style:name="T11" style:family="text">
      <style:text-properties officeooo:rsid="001b0530"/>
    </style:style>
    <style:style style:name="T12" style:family="text">
      <style:text-properties officeooo:rsid="001bc996"/>
    </style:style>
    <style:style style:name="T13" style:family="text">
      <style:text-properties officeooo:rsid="001e09a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Perceptron Report</text:h>
      <text:p text:style-name="Standard"/>
      <text:p text:style-name="Standard"><draw:frame draw:style-name="fr1" draw:name="Object1" text:anchor-type="as-char" svg:y="-0.1598in" svg:width="1.2134in" svg:height="0.2307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">Are the documents.</text:span></text:p>
      <text:p text:style-name="Standard"><text:span text:style-name="T1"><draw:frame draw:style-name="fr1" draw:name="Object2" text:anchor-type="as-char" svg:y="-0.1598in" svg:width="1.052in" svg:height="0.2307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Are the documents lables (1 or -1).</text:span></text:p>
      <text:p text:style-name="Standard"><text:span text:style-name="T1"><draw:frame draw:style-name="fr1" draw:name="Object3" text:anchor-type="as-char" svg:y="-0.1598in" svg:width="1.3047in" svg:height="0.2307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">A documents consists of frequencies of words.</text:span></text:p>
      <text:p text:style-name="Standard"><text:span text:style-name="T1"><draw:frame draw:style-name="fr1" draw:name="Object4" text:anchor-type="as-char" svg:y="-0.1598in" svg:width="1.248in" svg:height="0.2307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">Is a weight vector.</text:span></text:p>
      <text:p text:style-name="Standard"><text:span text:style-name="T1"><draw:frame draw:style-name="fr1" draw:name="Object6" text:anchor-type="as-char" svg:y="-0.1484in" svg:width="0.5398in" svg:height="0.1839in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2">Is the chosen learning rate</text:span></text:p>
      <text:p text:style-name="P1"/>
      <text:h text:style-name="P7" text:outline-level="2">Algorithm</text:h>
      <text:p text:style-name="P1"/>
      <text:p text:style-name="P2">Perceptron(X, Y): </text:p>
      <text:p text:style-name="P2"><text:tab/>w = array with random values between 0 and 1 of length of X </text:p>
      <text:p text:style-name="P2"><text:tab/>200 times do </text:p>
      <text:p text:style-name="P2"><text:tab/><text:tab/>for i in X: </text:p>
      <text:p text:style-name="P2"><text:tab/><text:tab/><text:tab/>if <text:s/>sign(w * X(i)) != Y(i): </text:p>
      <text:p text:style-name="P2"><text:tab/><text:tab/><text:tab/><text:tab/>w = w + alpha * Y(i) * X(i) </text:p>
      <text:p text:style-name="P2"><text:tab/>return w</text:p>
      <text:p text:style-name="P2"/>
      <text:p text:style-name="P2"/>
      <text:h text:style-name="P8" text:outline-level="2"><text:span text:style-name="T12">Crossvalidation</text:span></text:h>
      <text:h text:style-name="Heading_20_3" text:outline-level="3"><text:span text:style-name="Emphasis"><text:span text:style-name="T5">In-domain sentiment analysis</text:span></text:span></text:h>
      <text:p text:style-name="P5"><text:span text:style-name="Emphasis"><text:span text:style-name="T7">We used 90% of the data for learning and 10% of the data for tests.</text:span></text:span></text:p>
      <text:p text:style-name="P5"><text:span text:style-name="Emphasis"><text:span text:style-name="T6"/></text:span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"><text:span text:style-name="T8">Category</text:span></text:p>
          </table:table-cell>
          <table:table-cell table:style-name="Table1.B1" office:value-type="string">
            <text:p text:style-name="P3"><text:span text:style-name="T11">C</text:span><text:span text:style-name="T8">orrectness</text:span></text:p>
          </table:table-cell>
        </table:table-row>
        <table:table-row>
          <table:table-cell table:style-name="Table1.A2" office:value-type="string">
            <text:p text:style-name="P9"><text:span text:style-name="T8">Books</text:span></text:p>
          </table:table-cell>
          <table:table-cell table:style-name="Table1.B2" office:value-type="string">
            <text:p text:style-name="P9"><text:span text:style-name="T8">6</text:span><text:span text:style-name="T9">2,5</text:span><text:span text:style-name="T8">%</text:span></text:p>
          </table:table-cell>
        </table:table-row>
        <table:table-row>
          <table:table-cell table:style-name="Table1.A2" office:value-type="string">
            <text:p text:style-name="P10"><text:span text:style-name="T10">DVDs</text:span></text:p>
          </table:table-cell>
          <table:table-cell table:style-name="Table1.B2" office:value-type="string">
            <text:p text:style-name="P11"><text:span text:style-name="T13">64,4%</text:span></text:p>
          </table:table-cell>
        </table:table-row>
      </table:table>
      <text:p text:style-name="P4"><text:span text:style-name="Emphasis"><text:span text:style-name="T6"/></text:span></text:p>
      <text:p text:style-name="P4"><text:span text:style-name="Emphasis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lwgTypewriter" svg:font-family="TlwgTypewrite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6T10:55:09</meta:creation-date>
    <dc:date>2013-04-16T15:23:11</dc:date>
    <meta:editing-duration>PT55M10S</meta:editing-duration>
    <meta:editing-cycles>11</meta:editing-cycles>
    <meta:generator>LibreOffice/3.6$Linux_X86_64 LibreOffice_project/360m1$Build-2</meta:generator>
    <meta:document-statistic meta:table-count="1" meta:image-count="0" meta:object-count="5" meta:page-count="1" meta:paragraph-count="23" meta:word-count="94" meta:character-count="502" meta:non-whitespace-character-count="407"/>
  </office:meta>
</office:document-meta>
</file>

<file path=Object 1/content.xml><?xml version="1.0" encoding="utf-8"?>
<math xmlns="http://www.w3.org/1998/Math/MathML">
  <semantics>
    <mrow>
      <mrow>
        <mi>X</mi>
        <mo stretchy="false">=</mo>
        <mfenced open="{" close="}">
          <mrow>
            <msub>
              <mi>d</mi>
              <mn>1,</mn>
            </msub>
            <msub>
              <mi>d</mi>
              <mn>2,</mn>
            </msub>
            <mn>...</mn>
            <mi>,</mi>
            <msub>
              <mi>d</mi>
              <mi>s</mi>
            </msub>
          </mrow>
        </mfenced>
      </mrow>
    </mrow>
    <annotation encoding="StarMath 5.0">X = left lbrace d_1, d_2, ..., d_s right rbrace</annotation>
  </semantics>
</math>
</file>

<file path=Object 2/content.xml><?xml version="1.0" encoding="utf-8"?>
<math xmlns="http://www.w3.org/1998/Math/MathML">
  <semantics>
    <mrow>
      <mrow>
        <mi>Y</mi>
        <mo stretchy="false">=</mo>
        <mfenced open="{" close="}">
          <mrow>
            <msub>
              <mi>l</mi>
              <mn>1,</mn>
            </msub>
            <msub>
              <mi>l</mi>
              <mn>2,</mn>
            </msub>
            <mn>...</mn>
            <mi>,</mi>
            <msub>
              <mi>l</mi>
              <mi>s</mi>
            </msub>
          </mrow>
        </mfenced>
      </mrow>
    </mrow>
    <annotation encoding="StarMath 5.0">Y = left lbrace l_1, l_2, ..., l_s right rbrace </annotation>
  </semantics>
</math>
</file>

<file path=Object 3/content.xml><?xml version="1.0" encoding="utf-8"?>
<math xmlns="http://www.w3.org/1998/Math/MathML">
  <semantics>
    <mrow>
      <mrow>
        <msub>
          <mi>d</mi>
          <mi>j</mi>
        </msub>
        <mo stretchy="false">=</mo>
        <mfenced open="{" close="}">
          <mrow>
            <msub>
              <mi>f</mi>
              <mn>1,</mn>
            </msub>
            <msub>
              <mi>f</mi>
              <mn>2,</mn>
            </msub>
            <mn>...</mn>
            <mi>,</mi>
            <msub>
              <mi>f</mi>
              <mi>p</mi>
            </msub>
          </mrow>
        </mfenced>
      </mrow>
    </mrow>
    <annotation encoding="StarMath 5.0">d_j = left lbrace f_1, f_2, ..., f_p right rbrace </annotation>
  </semantics>
</math>
</file>

<file path=Object 4/content.xml><?xml version="1.0" encoding="utf-8"?>
<math xmlns="http://www.w3.org/1998/Math/MathML">
  <semantics>
    <mrow>
      <mrow>
        <mi>w</mi>
        <mo stretchy="false">=</mo>
        <mfenced open="{" close="}">
          <mrow>
            <msub>
              <mi>w</mi>
              <mn>1,</mn>
            </msub>
            <msub>
              <mi>w</mi>
              <mn>2,</mn>
            </msub>
            <mn>...</mn>
            <mi>,</mi>
            <msub>
              <mi>w</mi>
              <mi>s</mi>
            </msub>
          </mrow>
        </mfenced>
      </mrow>
    </mrow>
    <annotation encoding="StarMath 5.0">w = left lbrace w_1, w_2, ..., w_s right rbrace </annotation>
  </semantics>
</math>
</file>

<file path=Object 6/content.xml><?xml version="1.0" encoding="utf-8"?>
<math xmlns="http://www.w3.org/1998/Math/MathML">
  <semantics>
    <mrow>
      <mrow>
        <mo stretchy="false">α</mo>
        <mo stretchy="false">=</mo>
        <mn>0.1</mn>
      </mrow>
    </mrow>
    <annotation encoding="StarMath 5.0">%alpha = 0.1</annotation>
  </semantics>
</math>
</file>